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6c8ebf" draw:fill-color="#cce5ff" draw:textarea-horizontal-align="justify" draw:textarea-vertical-align="middle" draw:auto-grow-height="false" fo:min-height="1.024cm" fo:min-width="1.552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6c8ebf" draw:fill-color="#cce5ff" draw:textarea-horizontal-align="justify" draw:textarea-vertical-align="middle" draw:auto-grow-height="false" fo:min-height="1.024cm" fo:min-width="1.552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6c8ebf" draw:fill-color="#cce5ff" draw:textarea-horizontal-align="justify" draw:textarea-vertical-align="middle" draw:auto-grow-height="false" fo:min-height="1.024cm" fo:min-width="1.55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solid" draw:textarea-vertical-align="middle" loext:decorative="false"/>
    </style:style>
    <style:style style:name="gr7" style:family="graphic" style:parent-style-name="standard">
      <style:graphic-properties svg:stroke-color="#82b366" draw:fill="solid" draw:fill-color="#d5e8d4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solid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solid" draw:textarea-vertical-align="middle" loext:decorative="false"/>
    </style:style>
    <style:style style:name="gr10" style:family="graphic" style:parent-style-name="objectwithoutfill">
      <style:graphic-properties draw:marker-end="Arrowheads_20_7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8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9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Liberation Sans" fo:font-size="12pt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P2" style:family="paragraph">
      <loext:graphic-properties draw:fill-color="#cce5ff"/>
      <style:paragraph-properties fo:margin-left="0cm" fo:margin-right="0cm" fo:text-align="center" fo:text-indent="0cm" style:writing-mode="lr-tb"/>
      <style:text-properties style:font-name="Liberation Sans" fo:font-size="12pt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d5e8d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Liberation Sans" fo:font-size="12pt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cm" svg:height="1.8cm" svg:x="10.75cm" svg:y="2.413cm">
          <text:p text:style-name="P1"><text:span text:style-name="T1">S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9cm" svg:height="1.8cm" svg:x="8.05cm" svg:y="6.413cm">
          <text:p text:style-name="P1"><text:span text:style-name="T1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9cm" svg:height="1.8cm" svg:x="13.85cm" svg:y="6.413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3.65cm" svg:y1="3.313cm" svg:x2="15.3cm" svg:y2="6.413cm" draw:start-shape="id1" draw:start-glue-point="10" draw:end-shape="id2" draw:end-glue-point="4" svg:d="M13650 3313c1100 0 1650 1033 1650 3100" svg:viewBox="0 0 1651 3101">
          <text:p/>
        </draw:connector>
        <draw:connector draw:style-name="gr5" draw:text-style-name="P3" draw:layer="layout" draw:type="curve" draw:line-skew="1.347cm" svg:x1="15.3cm" svg:y1="8.213cm" svg:x2="9.5cm" svg:y2="8.213cm" draw:start-shape="id2" draw:start-glue-point="8" draw:end-shape="id3" draw:end-glue-point="8" svg:d="M15300 8213c0 2773-5800 2773-5800 0" svg:viewBox="0 0 5801 2081">
          <text:p/>
        </draw:connector>
        <draw:connector draw:style-name="gr6" draw:text-style-name="P3" draw:layer="layout" draw:type="curve" svg:x1="10.75cm" svg:y1="3.313cm" svg:x2="9.5cm" svg:y2="6.413cm" draw:start-shape="id1" draw:start-glue-point="6" draw:end-shape="id3" draw:end-glue-point="4" svg:d="M10750 3313c-834 0-1250 1033-1250 3100" svg:viewBox="0 0 1251 3101">
          <text:p/>
        </draw:connector>
        <draw:custom-shape draw:style-name="gr7" draw:text-style-name="P5" xml:id="id4" draw:id="id4" draw:layer="layout" svg:width="3.584cm" svg:height="1.635cm" svg:x="3.35cm" svg:y="8.178cm">
          <text:p text:style-name="P4"><text:span text:style-name="T2">Sens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3" draw:layer="layout" svg:x1="10.75cm" svg:y1="3.313cm" svg:x2="5.142cm" svg:y2="8.178cm" draw:start-shape="id1" draw:start-glue-point="6" draw:end-shape="id4" draw:end-glue-point="0" svg:d="M10750 3313h-5608v4865" svg:viewBox="0 0 5609 4866">
          <text:p/>
        </draw:connector>
        <draw:custom-shape draw:style-name="gr7" draw:text-style-name="P5" xml:id="id5" draw:id="id5" draw:layer="layout" svg:width="3.584cm" svg:height="1.635cm" svg:x="3.35cm" svg:y="11.113cm">
          <text:p text:style-name="P4"><text:span text:style-name="T2">Preprocess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6" draw:id="id6" draw:layer="layout" svg:width="3.584cm" svg:height="1.635cm" svg:x="3.35cm" svg:y="14.114cm">
          <text:p text:style-name="P4"><text:span text:style-name="T2">Odomet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7" draw:id="id7" draw:layer="layout" svg:width="3.584cm" svg:height="1.635cm" svg:x="3.35cm" svg:y="17.115cm">
          <text:p text:style-name="P4"><text:span text:style-name="T2">Localization</text:span><text:span text:style-name="T2"><text:line-break/></text:span><text:span text:style-name="T2">and</text:span><text:span text:style-name="T2"><text:line-break/></text:span><text:span text:style-name="T2">Mapp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3" draw:layer="layout" svg:x1="5.142cm" svg:y1="9.813cm" svg:x2="5.142cm" svg:y2="11.113cm" draw:start-shape="id4" draw:start-glue-point="2" draw:end-shape="id5" draw:end-glue-point="0" svg:d="M5142 9813v1300" svg:viewBox="0 0 1 1301">
          <text:p/>
        </draw:connector>
        <draw:connector draw:style-name="gr10" draw:text-style-name="P3" draw:layer="layout" draw:type="line" svg:x1="5.142cm" svg:y1="12.748cm" svg:x2="5.142cm" svg:y2="14.114cm" draw:start-shape="id5" draw:start-glue-point="2" draw:end-shape="id6" draw:end-glue-point="0" svg:d="M5142 12748v1366" svg:viewBox="0 0 1 1367">
          <text:p/>
        </draw:connector>
        <draw:connector draw:style-name="gr11" draw:text-style-name="P3" draw:layer="layout" draw:type="line" svg:x1="5.142cm" svg:y1="15.749cm" svg:x2="5.142cm" svg:y2="17.115cm" draw:start-shape="id6" draw:start-glue-point="2" draw:end-shape="id7" draw:end-glue-point="0" svg:d="M5142 15749v1366" svg:viewBox="0 0 1 1367">
          <text:p/>
        </draw:connector>
        <draw:custom-shape draw:style-name="gr7" draw:text-style-name="P5" xml:id="id8" draw:id="id8" draw:layer="layout" svg:width="3.584cm" svg:height="1.635cm" svg:x="9.166cm" svg:y="14.115cm">
          <text:p text:style-name="P4"><text:span text:style-name="T2">Odomet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2" draw:text-style-name="P7" draw:layer="layout" draw:type="line" svg:x1="6.934cm" svg:y1="14.931cm" svg:x2="9.166cm" svg:y2="14.932cm" draw:start-shape="id6" draw:start-glue-point="1" draw:end-shape="id8" draw:end-glue-point="3" svg:d="M6934 14931l2232 1" svg:viewBox="0 0 2233 2">
          <text:p text:style-name="P6"><text:span text:style-name="T3">then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20:02:02.133766252</meta:creation-date>
    <dc:date>2025-09-05T21:41:13.417969040</dc:date>
    <meta:editing-duration>PT15M16S</meta:editing-duration>
    <meta:editing-cycles>6</meta:editing-cycles>
    <meta:generator>LibreOffice/25.8.0.4$Linux_X86_64 LibreOffice_project/48f00303701489684e67c38c28aff00cd5929e67</meta:generator>
    <meta:document-statistic meta:object-count="16"/>
  </office:meta>
</office:document-meta>
</file>